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79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7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number-columns-repeated="2" table:style-name="ce8"/>
          <table:covered-table-cell table:style-name="ce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4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1" svg:width="2.899cm" svg:height="1.781cm" svg:x="25.728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 if invoice.type == 'out_invoice' else invoice.untaxed_amount * -1" xlink:type="simple">invoice.untaxed_amount if invoice.type == 'out_invoice' else invoice.untaxed_amount * -1</text:a></text:p>
          </table:table-cell>
          <table:table-cell table:style-name="ce19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19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19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 if invoice.type == 'out_invoice' else invoice.untaxed_amount * -1" xlink:type="simple">invoice.untaxed_amount if invoice.type == 'out_invoice' else invoice.untaxed_amount * -1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03:40.9348681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19T15:04:40.658470072</dc:date>
    <dc:creator>Luciano Rossi</dc:creator>
    <meta:editing-duration>PT4H11M22S</meta:editing-duration>
    <meta:editing-cycles>44</meta:editing-cycles>
    <meta:document-statistic meta:table-count="1" meta:cell-count="40" meta:object-count="0"/>
  </office:meta>
</office:document-meta>
</file>